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draw:marker-start-width="0.355cm" draw:marker-end-width="0.355cm" draw:fill-color="#ffffff" draw:textarea-horizontal-align="justify" draw:textarea-vertical-align="middle" draw:auto-grow-height="false" fo:min-height="5.719cm" fo:min-width="14.232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915cm" fo:min-width="3.34cm"/>
    </style:style>
    <style:style style:name="gr3" style:family="graphic" style:parent-style-name="standard">
      <style:graphic-properties draw:textarea-horizontal-align="justify" draw:textarea-vertical-align="middle" draw:auto-grow-height="false" fo:min-height="1.718cm" fo:min-width="3.097cm"/>
    </style:style>
    <style:style style:name="gr4" style:family="graphic" style:parent-style-name="standard">
      <style:graphic-properties draw:textarea-horizontal-align="justify" draw:textarea-vertical-align="middle" draw:auto-grow-height="false" fo:min-height="3.561cm" fo:min-width="3.98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957cm" fo:min-width="4.453cm"/>
    </style:style>
    <style:style style:name="gr7" style:family="graphic" style:parent-style-name="standard">
      <style:graphic-properties draw:textarea-horizontal-align="justify" draw:textarea-vertical-align="middle" draw:auto-grow-height="false" fo:min-height="0.99cm" fo:min-width="5.44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5.97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5.969cm" svg:x="2.143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256cm" svg:height="1.651cm" svg:x="2.905cm" svg:y="2.524cm">
          <text:p text:style-name="P2">Vehicle sta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" draw:id="id1" draw:layer="layout" svg:width="3.883cm" svg:height="2.124cm" svg:x="9.182cm" svg:y="5.734cm">
          <text:p text:style-name="P2">Odometry</text:p>
          <text:p text:style-name="P2"><text:s/>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3" draw:id="id3" draw:layer="layout" svg:width="3.883cm" svg:height="2.124cm" svg:x="14.593cm" svg:y="5.862cm">
          <text:p text:style-name="P2">Obstacles</text:p>
          <text:p text:style-name="P2"><text:s/>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" draw:id="id2" draw:layer="layout" svg:width="7.366cm" svg:height="3.81cm" svg:x="1.316cm" svg:y="5.079cm">
          <text:p text:style-name="P2">Position</text:p>
          <text:p text:style-name="P2">Yaw</text:p>
          <text:p text:style-name="P2">Obstacl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svg:x1="9.182cm" svg:y1="6.796cm" svg:x2="7.932cm" svg:y2="6.984cm" draw:start-shape="id1" draw:start-glue-point="5" draw:end-shape="id2" draw:end-glue-point="9" svg:d="M9182 6796h-250v188h-1000" svg:viewBox="0 0 1251 189">
          <text:p/>
        </draw:connector>
        <draw:connector draw:style-name="gr5" draw:text-style-name="P3" draw:layer="layout" draw:line-skew="0cm -3.018cm" svg:x1="16.535cm" svg:y1="7.986cm" svg:x2="7.932cm" svg:y2="6.984cm" draw:start-shape="id3" draw:start-glue-point="6" draw:end-shape="id2" draw:end-glue-point="9" svg:d="M16535 7986v502h-7915v-1504h-688" svg:viewBox="0 0 8604 1505">
          <text:p/>
        </draw:connector>
        <draw:connector draw:style-name="gr5" draw:text-style-name="P3" draw:layer="layout" svg:x1="5.033cm" svg:y1="4.175cm" svg:x2="4.999cm" svg:y2="5.079cm" draw:start-shape="id4" draw:start-glue-point="6" draw:end-shape="id2" draw:end-glue-point="5" svg:d="M5033 4175v452h-34v452" svg:viewBox="0 0 35 905">
          <text:p/>
        </draw:connector>
        <draw:custom-shape draw:style-name="gr6" draw:text-style-name="P2" draw:layer="layout" svg:width="4.953cm" svg:height="5.207cm" svg:x="2.778cm" svg:y="12.049cm">
          <text:p text:style-name="P2">Position</text:p>
          <text:p text:style-name="P2">Yaw</text:p>
          <text:p text:style-name="P2">Obstacl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423cm" svg:height="1.338cm" svg:x="9.182cm" svg:y="12.735cm">
          <text:p text:style-name="P2">Odometry 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6.423cm" svg:height="1.338cm" svg:x="9.282cm" svg:y="14.736cm">
          <text:p text:style-name="P2">Obstacles 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3" draw:layer="layout" svg:x1="9.128cm" svg:y1="13.446cm" svg:x2="7.731cm" svg:y2="13.446cm">
          <text:p/>
        </draw:line>
        <draw:line draw:style-name="gr5" draw:text-style-name="P3" draw:layer="layout" svg:x1="9.229cm" svg:y1="15.446cm" svg:x2="7.832cm" svg:y2="15.446cm">
          <text:p/>
        </draw:line>
        <draw:custom-shape draw:style-name="gr8" draw:text-style-name="P1" draw:layer="layout" svg:width="6.477cm" svg:height="0.762cm" svg:x="2.143cm" svg:y="10.579cm">
          <text:p text:style-name="P2">Vehicle State Class <text:s text:c="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06:34.461378382</meta:creation-date>
    <dc:date>2018-04-09T23:49:04.160609279</dc:date>
    <meta:editing-duration>PT10M</meta:editing-duration>
    <meta:editing-cycles>3</meta:editing-cycles>
    <meta:generator>LibreOffice/5.1.6.2$Linux_X86_64 LibreOffice_project/10m0$Build-2</meta:generator>
    <meta:document-statistic meta:object-count="14"/>
  </office:meta>
</office:document-meta>
</file>